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d4c0" officeooo:paragraph-rsid="0005d4c0"/>
    </style:style>
    <style:style style:name="P2" style:family="paragraph" style:parent-style-name="Standard">
      <style:text-properties fo:language="it" fo:country="IT" officeooo:rsid="0007d170" officeooo:paragraph-rsid="00091679"/>
    </style:style>
    <style:style style:name="P3" style:family="paragraph" style:parent-style-name="Standard">
      <style:text-properties fo:language="it" fo:country="IT" officeooo:rsid="00091679" officeooo:paragraph-rsid="00091679"/>
    </style:style>
    <style:style style:name="P4" style:family="paragraph" style:parent-style-name="Standard">
      <style:text-properties fo:language="it" fo:country="IT" officeooo:rsid="000c46fb" officeooo:paragraph-rsid="000c46fb"/>
    </style:style>
    <style:style style:name="T1" style:family="text">
      <style:text-properties officeooo:rsid="0007d170"/>
    </style:style>
    <style:style style:name="T2" style:family="text">
      <style:text-properties fo:language="en" fo:country="US" officeooo:rsid="0007d170"/>
    </style:style>
    <style:style style:name="T3" style:family="text">
      <style:text-properties fo:language="it" fo:country="IT" officeooo:rsid="0007d170"/>
    </style:style>
    <style:style style:name="T4" style:family="text">
      <style:text-properties fo:language="it" fo:country="IT" officeooo:rsid="00091679"/>
    </style:style>
    <style:style style:name="T5" style:family="text">
      <style:text-properties officeooo:rsid="00091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 L’ENCICLICA</text:p>
      <text:p text:style-name="P1"/>
      <text:p text:style-name="P1">1) Secondo la Chiesa, gli uomini sono per natura tutti diversi. Perciò l'abolizione della proprietà privata sarebbe del tutto inutile al fine di risolvere le disparità <text:span text:style-name="T1">tra proletariato e </text:span><text:span text:style-name="T4">capitalisti</text:span><text:span text:style-name="T1"> </text:span><text:span text:style-name="T2">ed anzi </text:span><text:span text:style-name="T3">creerebbe solo scompiglio</text:span><text:span text:style-name="T2"> </text:span><text:span text:style-name="T3">nel</text:span><text:span text:style-name="T2">l’ordine sociale</text:span><text:span text:style-name="T1">.</text:span></text:p>
      <text:p text:style-name="P1"/>
      <text:p text:style-name="P2">2) <text:span text:style-name="T5">I proletari devono rispettare e svolgere fedelmente il lavoro che è stato precedentemente stabilito, non danneggiare la merce e i mezzi di lavoro, non offendere i padroni, evitare atti violenti con tutti e non affidarsi a persone sbagliate.</text:span></text:p>
      <text:p text:style-name="P2"><text:span text:style-name="T5">Mentre i capitalisti non devono schiavizzare i loro operai, rispettare sempre la loro dignità umana e concedere loro il giusto pagamento, tenendo a mente che non è moralmente legittimo arricchirsi a discapito dei bisognosi lavoratori.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7S</meta:editing-duration>
    <meta:editing-cycles>4</meta:editing-cycles>
    <meta:generator>LibreOffice/5.2.1.2$Windows_x86 LibreOffice_project/31dd62db80d4e60af04904455ec9c9219178d620</meta:generator>
    <dc:date>2017-09-18T18:07:15.560000000</dc:date>
    <meta:document-statistic meta:table-count="0" meta:image-count="0" meta:object-count="0" meta:page-count="1" meta:paragraph-count="4" meta:word-count="113" meta:character-count="744" meta:non-whitespace-character-count="635"/>
    <meta:user-defined meta:name="Info 1"/>
    <meta:user-defined meta:name="Info 2"/>
    <meta:user-defined meta:name="Info 3"/>
    <meta:user-defined meta:name="Info 4"/>
  </office:meta>
</office:document-meta>
</file>